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112cm"/>
    </style:style>
    <style:style style:name="Tabla1.B" style:family="table-column">
      <style:table-column-properties style:column-width="3.586cm"/>
    </style:style>
    <style:style style:name="Tabla1.C" style:family="table-column">
      <style:table-column-properties style:column-width="10.30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paragraph-rsid="000622de"/>
    </style:style>
    <style:style style:name="T1" style:family="text">
      <style:text-properties officeooo:rsid="000622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os datos del CVN de datos personales son:</text:p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237754578224">
          <table:table-cell table:style-name="Tabla1.A1" office:value-type="string">
            <text:p text:style-name="Table_20_Heading">Campo</text:p>
          </table:table-cell>
          <table:table-cell table:style-name="Tabla1.A1" office:value-type="string">
            <text:p text:style-name="Table_20_Heading">Código Fecyt</text:p>
          </table:table-cell>
          <table:table-cell table:style-name="Tabla1.A1" office:value-type="string">
            <text:p text:style-name="Table_20_Heading">Campo en el SGP</text:p>
          </table:table-cell>
        </table:table-row>
        <table:table-row table:style-name="TableLine94237754578224">
          <table:table-cell table:style-name="Tabla1.A1" office:value-type="string">
            <text:p text:style-name="Table_20_Contents">Nº documento personal</text:p>
          </table:table-cell>
          <table:table-cell table:style-name="Tabla1.A1" office:value-type="string">
            <text:p text:style-name="Table_20_Contents">000.010.000.100 (DNI)<text:line-break/>000.010.000.110 (NIE)<text:line-break/>000.010.000.120 (pasaporte)</text:p>
          </table:table-cell>
          <table:table-cell table:style-name="Tabla1.A1" office:value-type="string">
            <text:p text:style-name="Table_20_Contents">Recuperado por medio de <text:a xlink:type="simple" xlink:href="https://confluence.treelogic.com/display/HERCULES/REQ-INT-0020-SGP-0030+-+Consultar+datos+generales+de+persona" office:target-frame-name="_blank" xlink:show="new" text:style-name="Internet_20_link" text:visited-style-name="Visited_20_Internet_20_Link">REQ-INT-0020-SGP-0030 - Consultar datos generales de persona</text:a></text:p>
          </table:table-cell>
        </table:table-row>
        <table:table-row table:style-name="TableLine94237754578224">
          <table:table-cell table:style-name="Tabla1.A1" office:value-type="string">
            <text:p text:style-name="Table_20_Contents">Nombre</text:p>
          </table:table-cell>
          <table:table-cell table:style-name="Tabla1.A1" office:value-type="string">
            <text:p text:style-name="Table_20_Contents">000.010.000.020</text:p>
          </table:table-cell>
          <table:table-cell table:style-name="Tabla1.A1" office:value-type="string">
            <text:p text:style-name="Table_20_Contents">Recuperado por medio de <text:a xlink:type="simple" xlink:href="https://confluence.treelogic.com/display/HERCULES/REQ-INT-0020-SGP-0030+-+Consultar+datos+generales+de+persona" office:target-frame-name="_blank" xlink:show="new" text:style-name="Internet_20_link" text:visited-style-name="Visited_20_Internet_20_Link">REQ-INT-0020-SGP-0030 - Consultar datos generales de persona</text:a></text:p>
          </table:table-cell>
        </table:table-row>
        <table:table-row table:style-name="TableLine94237754578224">
          <table:table-cell table:style-name="Tabla1.A1" office:value-type="string">
            <text:p text:style-name="Table_20_Contents">Apellidos</text:p>
          </table:table-cell>
          <table:table-cell table:style-name="Tabla1.A1" office:value-type="string">
            <text:p text:style-name="P1"><text:span text:style-name="T1">0</text:span>00.010.000.010</text:p>
          </table:table-cell>
          <table:table-cell table:style-name="Tabla1.A1" office:value-type="string">
            <text:p text:style-name="Table_20_Contents">Recuperado por medio de <text:a xlink:type="simple" xlink:href="https://confluence.treelogic.com/display/HERCULES/REQ-INT-0020-SGP-0030+-+Consultar+datos+generales+de+persona" office:target-frame-name="_blank" xlink:show="new" text:style-name="Internet_20_link" text:visited-style-name="Visited_20_Internet_20_Link">REQ-INT-0020-SGP-0030 - Consultar datos generales de persona</text:a></text:p>
          </table:table-cell>
        </table:table-row>
        <table:table-row table:style-name="TableLine94237754578224">
          <table:table-cell table:style-name="Tabla1.A1" office:value-type="string">
            <text:p text:style-name="Table_20_Contents">Fecha de nacimiento</text:p>
          </table:table-cell>
          <table:table-cell table:style-name="Tabla1.A1" office:value-type="string">
            <text:p text:style-name="Table_20_Contents"><text:span text:style-name="T1">0</text:span>00.010.000.050</text:p>
          </table:table-cell>
          <table:table-cell table:style-name="Tabla1.A1" office:value-type="string">
            <text:p text:style-name="Table_20_Contents">Recuperado por medio de <text:a xlink:type="simple" xlink:href="https://confluence.treelogic.com/display/HERCULES/REQ-INT-0020-SGP-0030+-+Consultar+datos+generales+de+persona" office:target-frame-name="_blank" xlink:show="new" text:style-name="Internet_20_link" text:visited-style-name="Visited_20_Internet_20_Link">REQ-INT-0020-SGP-0030 - Consultar datos generales de persona</text:a></text:p>
          </table:table-cell>
        </table:table-row>
        <table:table-row table:style-name="TableLine94237754578224">
          <table:table-cell table:style-name="Tabla1.A1" office:value-type="string">
            <text:p text:style-name="Table_20_Contents">Sexo</text:p>
          </table:table-cell>
          <table:table-cell table:style-name="Tabla1.A1" office:value-type="string">
            <text:p text:style-name="Table_20_Contents">000.010.000.030</text:p>
          </table:table-cell>
          <table:table-cell table:style-name="Tabla1.A1" office:value-type="string">
            <text:p text:style-name="Table_20_Contents">Recuperado por medio de <text:a xlink:type="simple" xlink:href="https://confluence.treelogic.com/display/HERCULES/REQ-INT-0020-SGP-0030+-+Consultar+datos+generales+de+persona" office:target-frame-name="_blank" xlink:show="new" text:style-name="Internet_20_link" text:visited-style-name="Visited_20_Internet_20_Link">REQ-INT-0020-SGP-0030 - Consultar datos generales de persona</text:a><text:line-break/>Se tendrá que mapear el valor del SGP al valor de la Fecyt en caso de que no se use el mismo. (CVN_SEX_A)</text:p>
          </table:table-cell>
        </table:table-row>
        <table:table-row table:style-name="TableLine94237754578224">
          <table:table-cell table:style-name="Tabla1.A1" office:value-type="string">
            <text:p text:style-name="Table_20_Contents">Nacionalidad</text:p>
          </table:table-cell>
          <table:table-cell table:style-name="Tabla1.A1" office:value-type="string">
            <text:p text:style-name="Table_20_Contents">000.010.000.040</text:p>
          </table:table-cell>
          <table:table-cell table:style-name="Tabla1.A1" office:value-type="string">
            <text:p text:style-name="Table_20_Contents">Recuperado por medio de <text:a xlink:type="simple" xlink:href="https://confluence.treelogic.com/display/HERCULES/REQ-INT-0020-SGP-0031+-+Consultar+datos+personales+de+persona" office:target-frame-name="_blank" xlink:show="new" text:style-name="Internet_20_link" text:visited-style-name="Visited_20_Internet_20_Link">REQ-INT-0020-SGP-0031 - Consultar datos personales de persona</text:a> <text:a xlink:type="simple" xlink:href="https://confluence.treelogic.com/display/HERCULES/REQ-INT-0020-SGP-0031+-+Consultar+datos+personales+de+persona" office:target-frame-name="_blank" xlink:show="new" text:style-name="Internet_20_link" text:visited-style-name="Visited_20_Internet_20_Link">.</text:a><text:line-break/>Se tendrá que mapear el valor del SGP al valor de la Fecyt en caso de que no se use el mismo. (ISO_3166)</text:p>
          </table:table-cell>
        </table:table-row>
        <table:table-row table:style-name="TableLine94237754578224">
          <table:table-cell table:style-name="Tabla1.A1" office:value-type="string">
            <text:p text:style-name="Table_20_Contents">País de nacimiento</text:p>
          </table:table-cell>
          <table:table-cell table:style-name="Tabla1.A1" office:value-type="string">
            <text:p text:style-name="Table_20_Contents">000.010.000.060</text:p>
          </table:table-cell>
          <table:table-cell table:style-name="Tabla1.A1" office:value-type="string">
            <text:p text:style-name="Table_20_Contents">Recuperado por medio de <text:a xlink:type="simple" xlink:href="https://confluence.treelogic.com/display/HERCULES/REQ-INT-0020-SGP-0031+-+Consultar+datos+personales+de+persona" office:target-frame-name="_blank" xlink:show="new" text:style-name="Internet_20_link" text:visited-style-name="Visited_20_Internet_20_Link">REQ-INT-0020-SGP-0031 - Consultar datos personales de persona</text:a> <text:a xlink:type="simple" xlink:href="https://confluence.treelogic.com/display/HERCULES/REQ-INT-0020-SGP-0031+-+Consultar+datos+personales+de+persona" office:target-frame-name="_blank" xlink:show="new" text:style-name="Internet_20_link" text:visited-style-name="Visited_20_Internet_20_Link">.</text:a><text:line-break/>Se tendrá que mapear el valor del SGP al valor de la Fecyt en caso de que no se use el mismo. (ISO_3166)</text:p>
          </table:table-cell>
        </table:table-row>
        <table:table-row table:style-name="TableLine94237754578224">
          <table:table-cell table:style-name="Tabla1.A1" office:value-type="string">
            <text:p text:style-name="Table_20_Contents">C. Autón./Reg. de nacimiento</text:p>
          </table:table-cell>
          <table:table-cell table:style-name="Tabla1.A1" office:value-type="string">
            <text:p text:style-name="Table_20_Contents">000.010.000.070</text:p>
          </table:table-cell>
          <table:table-cell table:style-name="Tabla1.A1" office:value-type="string">
            <text:p text:style-name="Table_20_Contents">Recuperado por medio de <text:a xlink:type="simple" xlink:href="https://confluence.treelogic.com/display/HERCULES/REQ-INT-0020-SGP-0031+-+Consultar+datos+personales+de+persona" office:target-frame-name="_blank" xlink:show="new" text:style-name="Internet_20_link" text:visited-style-name="Visited_20_Internet_20_Link">REQ-INT-0020-SGP-0031 - Consultar datos personales de persona</text:a> <text:a xlink:type="simple" xlink:href="https://confluence.treelogic.com/display/HERCULES/REQ-INT-0020-SGP-0031+-+Consultar+datos+personales+de+persona" office:target-frame-name="_blank" xlink:show="new" text:style-name="Internet_20_link" text:visited-style-name="Visited_20_Internet_20_Link">.</text:a> Se tendrá que mapear el valor del SGP al valor de la Fecyt en caso de que no se use el mismo. (CVN_REGION))</text:p>
          </table:table-cell>
        </table:table-row>
        <table:table-row table:style-name="TableLine94237754578224">
          <table:table-cell table:style-name="Tabla1.A1" office:value-type="string">
            <text:p text:style-name="Table_20_Contents">Ciudad de nacimiento</text:p>
          </table:table-cell>
          <table:table-cell table:style-name="Tabla1.A1" office:value-type="string">
            <text:p text:style-name="Table_20_Contents">000.010.000.090</text:p>
          </table:table-cell>
          <table:table-cell table:style-name="Tabla1.A1" office:value-type="string">
            <text:p text:style-name="Table_20_Contents">Recuperado por medio de <text:a xlink:type="simple" xlink:href="https://confluence.treelogic.com/display/HERCULES/REQ-INT-0020-SGP-0031+-+Consultar+datos+personales+de+persona" office:target-frame-name="_blank" xlink:show="new" text:style-name="Internet_20_link" text:visited-style-name="Visited_20_Internet_20_Link">REQ-INT-0020-SGP-0031 - Consultar datos personales de persona</text:a> <text:a xlink:type="simple" xlink:href="https://confluence.treelogic.com/display/HERCULES/REQ-INT-0020-SGP-0031+-+Consultar+datos+personales+de+persona" office:target-frame-name="_blank" xlink:show="new" text:style-name="Internet_20_link" text:visited-style-name="Visited_20_Internet_20_Link">.</text:a></text:p>
          </table:table-cell>
        </table:table-row>
        <table:table-row table:style-name="TableLine94237754578224">
          <table:table-cell table:style-name="Tabla1.A1" office:value-type="string">
            <text:p text:style-name="Table_20_Contents">Dirección de contacto</text:p>
          </table:table-cell>
          <table:table-cell table:style-name="Tabla1.A1" office:value-type="string">
            <text:p text:style-name="Table_20_Contents">000.010.000.140</text:p>
          </table:table-cell>
          <table:table-cell table:style-name="Tabla1.A1" office:value-type="string">
            <text:p text:style-name="Table_20_Contents">Recuperado por medio de <text:a xlink:type="simple" xlink:href="https://confluence.treelogic.com/display/HERCULES/REQ-INT-0020-SGP-0032+-+Consultar+datos+de+contacto+de+persona" office:target-frame-name="_blank" xlink:show="new" text:style-name="Internet_20_link" text:visited-style-name="Visited_20_Internet_20_Link">REQ-INT-0020-SGP-0032 - Consultar datos de contacto de persona</text:a></text:p>
          </table:table-cell>
        </table:table-row>
        <table:table-row table:style-name="TableLine94237754578224">
          <table:table-cell table:style-name="Tabla1.A1" office:value-type="string">
            <text:p text:style-name="Table_20_Contents">Ciudad</text:p>
          </table:table-cell>
          <table:table-cell table:style-name="Tabla1.A1" office:value-type="string">
            <text:p text:style-name="Table_20_Contents">000.010.000.170</text:p>
          </table:table-cell>
          <table:table-cell table:style-name="Tabla1.A1" office:value-type="string">
            <text:p text:style-name="Table_20_Contents">Recuperado por medio de <text:a xlink:type="simple" xlink:href="https://confluence.treelogic.com/display/HERCULES/REQ-INT-0020-SGP-0032+-+Consultar+datos+de+contacto+de+persona" office:target-frame-name="_blank" xlink:show="new" text:style-name="Internet_20_link" text:visited-style-name="Visited_20_Internet_20_Link">REQ-INT-0020-SGP-0032 - Consultar datos de contacto de persona</text:a></text:p>
          </table:table-cell>
        </table:table-row>
        <table:table-row table:style-name="TableLine94237754578224">
          <table:table-cell table:style-name="Tabla1.A1" office:value-type="string">
            <text:p text:style-name="Table_20_Contents">Código postal</text:p>
          </table:table-cell>
          <table:table-cell table:style-name="Tabla1.A1" office:value-type="string">
            <text:p text:style-name="Table_20_Contents">000.010.000.160</text:p>
          </table:table-cell>
          <table:table-cell table:style-name="Tabla1.A1" office:value-type="string">
            <text:p text:style-name="Table_20_Contents">Recuperado por medio de <text:a xlink:type="simple" xlink:href="https://confluence.treelogic.com/display/HERCULES/REQ-INT-0020-SGP-0032+-+Consultar+datos+de+contacto+de+persona" office:target-frame-name="_blank" xlink:show="new" text:style-name="Internet_20_link" text:visited-style-name="Visited_20_Internet_20_Link">REQ-INT-0020-SGP-0032 - Consultar datos de contacto de persona</text:a></text:p>
          </table:table-cell>
        </table:table-row>
        <table:table-row table:style-name="TableLine94237754578224">
          <table:table-cell table:style-name="Tabla1.A1" office:value-type="string">
            <text:p text:style-name="Table_20_Contents">País</text:p>
          </table:table-cell>
          <table:table-cell table:style-name="Tabla1.A1" office:value-type="string">
            <text:p text:style-name="Table_20_Contents">000.010.000.180</text:p>
          </table:table-cell>
          <table:table-cell table:style-name="Tabla1.A1" office:value-type="string">
            <text:p text:style-name="Table_20_Contents">Recuperado por medio de <text:a xlink:type="simple" xlink:href="https://confluence.treelogic.com/display/HERCULES/REQ-INT-0020-SGP-0032+-+Consultar+datos+de+contacto+de+persona" office:target-frame-name="_blank" xlink:show="new" text:style-name="Internet_20_link" text:visited-style-name="Visited_20_Internet_20_Link">REQ-INT-0020-SGP-0032 - Consultar datos de contacto de persona</text:a> <text:a xlink:type="simple" xlink:href="https://confluence.treelogic.com/display/HERCULES/REQ-INT-0020-SGP-0031+-+Consultar+datos+personales+de+persona" office:target-frame-name="_blank" xlink:show="new" text:style-name="Internet_20_link" text:visited-style-name="Visited_20_Internet_20_Link">.</text:a> Se tendrá que mapear el valor del SGP al valor de la Fecyt en caso de que no se use el mismo. (ISO_3166))</text:p>
          </table:table-cell>
        </table:table-row>
        <table:table-row table:style-name="TableLine94237754578224">
          <table:table-cell table:style-name="Tabla1.A1" office:value-type="string">
            <text:p text:style-name="Table_20_Contents">Comunidad autónoma</text:p>
          </table:table-cell>
          <table:table-cell table:style-name="Tabla1.A1" office:value-type="string">
            <text:p text:style-name="Table_20_Contents">000.010.000.190</text:p>
          </table:table-cell>
          <table:table-cell table:style-name="Tabla1.A1" office:value-type="string">
            <text:p text:style-name="Table_20_Contents">Recuperado por medio de <text:a xlink:type="simple" xlink:href="https://confluence.treelogic.com/display/HERCULES/REQ-INT-0020-SGP-0032+-+Consultar+datos+de+contacto+de+persona" office:target-frame-name="_blank" xlink:show="new" text:style-name="Internet_20_link" text:visited-style-name="Visited_20_Internet_20_Link">REQ-INT-0020-SGP-0032 - Consultar datos de contacto de persona</text:a> <text:a xlink:type="simple" xlink:href="https://confluence.treelogic.com/display/HERCULES/REQ-INT-0020-SGP-0031+-+Consultar+datos+personales+de+persona" office:target-frame-name="_blank" xlink:show="new" text:style-name="Internet_20_link" text:visited-style-name="Visited_20_Internet_20_Link">.</text:a> Se tendrá que mapear el valor del SGP al valor de la Fecyt en caso de que no se use el mismo. (CVN_REGION))</text:p>
          </table:table-cell>
        </table:table-row>
        <table:table-row table:style-name="TableLine94237754578224">
          <table:table-cell table:style-name="Tabla1.A1" office:value-type="string">
            <text:p text:style-name="Table_20_Contents">Provincia</text:p>
          </table:table-cell>
          <table:table-cell table:style-name="Tabla1.A1" office:value-type="string">
            <text:p text:style-name="Table_20_Contents">000.010.000.200</text:p>
          </table:table-cell>
          <table:table-cell table:style-name="Tabla1.A1" office:value-type="string">
            <text:p text:style-name="Table_20_Contents">Recuperado por medio de <text:a xlink:type="simple" xlink:href="https://confluence.treelogic.com/display/HERCULES/REQ-INT-0020-SGP-0032+-+Consultar+datos+de+contacto+de+persona" office:target-frame-name="_blank" xlink:show="new" text:style-name="Internet_20_link" text:visited-style-name="Visited_20_Internet_20_Link">REQ-INT-0020-SGP-0032 - </text:a><text:soft-page-break/><text:a xlink:type="simple" xlink:href="https://confluence.treelogic.com/display/HERCULES/REQ-INT-0020-SGP-0032+-+Consultar+datos+de+contacto+de+persona" office:target-frame-name="_blank" xlink:show="new" text:style-name="Internet_20_link" text:visited-style-name="Visited_20_Internet_20_Link">Consultar datos de contacto de persona</text:a> <text:a xlink:type="simple" xlink:href="https://confluence.treelogic.com/display/HERCULES/REQ-INT-0020-SGP-0031+-+Consultar+datos+personales+de+persona" office:target-frame-name="_blank" xlink:show="new" text:style-name="Internet_20_link" text:visited-style-name="Visited_20_Internet_20_Link">.</text:a> <text:line-break/>Se tendrá que mapear el valor del SGP al valor de la Fecyt en caso de que no se use el mismo. (CVN_PROVINCE)</text:p>
          </table:table-cell>
        </table:table-row>
        <table:table-row table:style-name="TableLine94237754578224">
          <table:table-cell table:style-name="Tabla1.A1" office:value-type="string">
            <text:p text:style-name="Table_20_Contents">Correo electrónico</text:p>
          </table:table-cell>
          <table:table-cell table:style-name="Tabla1.A1" office:value-type="string">
            <text:p text:style-name="Table_20_Contents">000.010.000.230</text:p>
          </table:table-cell>
          <table:table-cell table:style-name="Tabla1.A1" office:value-type="string">
            <text:p text:style-name="Table_20_Contents">Recuperado por medio de <text:a xlink:type="simple" xlink:href="https://confluence.treelogic.com/display/HERCULES/REQ-INT-0020-SGP-0032+-+Consultar+datos+de+contacto+de+persona" office:target-frame-name="_blank" xlink:show="new" text:style-name="Internet_20_link" text:visited-style-name="Visited_20_Internet_20_Link">REQ-INT-0020-SGP-0032 - Consultar datos de contacto de persona</text:a></text:p>
          </table:table-cell>
        </table:table-row>
        <table:table-row table:style-name="TableLine94237754578224">
          <table:table-cell table:style-name="Tabla1.A1" office:value-type="string">
            <text:p text:style-name="Table_20_Contents">Fax</text:p>
          </table:table-cell>
          <table:table-cell table:style-name="Tabla1.A1" office:value-type="string">
            <text:p text:style-name="Table_20_Contents">000.010.000.220</text:p>
          </table:table-cell>
          <table:table-cell table:style-name="Tabla1.A1" office:value-type="string">
            <text:p text:style-name="Table_20_Contents">Recuperado por medio de <text:a xlink:type="simple" xlink:href="https://confluence.treelogic.com/display/HERCULES/REQ-INT-0020-SGP-0032+-+Consultar+datos+de+contacto+de+persona" office:target-frame-name="_blank" xlink:show="new" text:style-name="Internet_20_link" text:visited-style-name="Visited_20_Internet_20_Link">REQ-INT-0020-SGP-0032 - Consultar datos de contacto de persona</text:a></text:p>
          </table:table-cell>
        </table:table-row>
        <table:table-row table:style-name="TableLine94237754578224">
          <table:table-cell table:style-name="Tabla1.A1" office:value-type="string">
            <text:p text:style-name="Table_20_Contents">Teléfono móvil</text:p>
          </table:table-cell>
          <table:table-cell table:style-name="Tabla1.A1" office:value-type="string">
            <text:p text:style-name="Table_20_Contents">000.010.000.240</text:p>
          </table:table-cell>
          <table:table-cell table:style-name="Tabla1.A1" office:value-type="string">
            <text:p text:style-name="Table_20_Contents">Recuperado por medio de <text:a xlink:type="simple" xlink:href="https://confluence.treelogic.com/display/HERCULES/REQ-INT-0020-SGP-0032+-+Consultar+datos+de+contacto+de+persona" office:target-frame-name="_blank" xlink:show="new" text:style-name="Internet_20_link" text:visited-style-name="Visited_20_Internet_20_Link">REQ-INT-0020-SGP-0032 - Consultar datos de contacto de persona</text:a></text:p>
          </table:table-cell>
        </table:table-row>
        <table:table-row table:style-name="TableLine94237754578224">
          <table:table-cell table:style-name="Tabla1.A1" office:value-type="string">
            <text:p text:style-name="Table_20_Contents">Teléfono fijo</text:p>
          </table:table-cell>
          <table:table-cell table:style-name="Tabla1.A1" office:value-type="string">
            <text:p text:style-name="Table_20_Contents">000.010.000.210</text:p>
          </table:table-cell>
          <table:table-cell table:style-name="Tabla1.A1" office:value-type="string">
            <text:p text:style-name="Table_20_Contents">Recuperado por medio de <text:a xlink:type="simple" xlink:href="https://confluence.treelogic.com/display/HERCULES/REQ-INT-0020-SGP-0032+-+Consultar+datos+de+contacto+de+persona" office:target-frame-name="_blank" xlink:show="new" text:style-name="Internet_20_link" text:visited-style-name="Visited_20_Internet_20_Link">REQ-INT-0020-SGP-0032 - Consultar datos de contacto de persona</text:a></text:p>
          </table:table-cell>
        </table:table-row>
        <table:table-row table:style-name="TableLine94237754578224">
          <table:table-cell table:style-name="Tabla1.A1" office:value-type="string">
            <text:p text:style-name="Table_20_Contents">Fotografía</text:p>
          </table:table-cell>
          <table:table-cell table:style-name="Tabla1.A1" office:value-type="string">
            <text:p text:style-name="Table_20_Contents">000.010.000.130</text:p>
          </table:table-cell>
          <table:table-cell table:style-name="Tabla1.A1" office:value-type="string">
            <text:p text:style-name="Table_20_Contents">Recuperado por medio del servicio <text:span text:style-name="Strong_20_Emphasis">/personas/{id}/fotografia</text:span> ¿Esta implementado por parte de Murcia?</text:p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4:28:33.437472616</meta:creation-date>
    <dc:date>2021-07-27T14:29:55.894523658</dc:date>
    <meta:editing-duration>PT1M22S</meta:editing-duration>
    <meta:editing-cycles>1</meta:editing-cycles>
    <meta:document-statistic meta:table-count="1" meta:image-count="0" meta:object-count="0" meta:page-count="2" meta:paragraph-count="64" meta:word-count="477" meta:character-count="3177" meta:non-whitespace-character-count="2763"/>
    <meta:generator>LibreOffice/6.4.7.2$Linux_X86_64 LibreOffice_project/40$Build-2</meta:generator>
  </office:meta>
</office:document-meta>
</file>